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EXT_POW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ce16" office:value-type="string">
            <text:p>1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ce16" office:value-type="string">
            <text:p>2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3</text:p>
          </table:table-cell>
          <table:table-cell table:style-name="ce13" table:number-columns-repeated="249"/>
        </table:table-row>
        <table:table-row table:style-name="ro3" table:number-rows-repeated="13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 style:data-style-name="N2" text:time-value="0000-00-00T12:43:3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4-10T19:33:07</meta:creation-date>
    <dc:date>2013-01-16T12:55:15</dc:date>
    <dc:language>de-DE</dc:language>
    <meta:editing-cycles>7</meta:editing-cycles>
    <meta:editing-duration>PT38M6S</meta:editing-duration>
    <dc:creator>Don Blair</dc:creator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